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300000110B3687626C92C9343.png" manifest:media-type="image/png"/>
  <manifest:file-entry manifest:full-path="Pictures/100002010000034A0000016A1EC4EFE934CC35FF.png" manifest:media-type="image/png"/>
  <manifest:file-entry manifest:full-path="Pictures/10000201000002DC00000209C35A8D249ADE8747.png" manifest:media-type="image/png"/>
  <manifest:file-entry manifest:full-path="Pictures/10000201000002D100000209BA1107C6C5D17F49.png" manifest:media-type="image/png"/>
  <manifest:file-entry manifest:full-path="Pictures/100002010000030500000305EF73DF091DEDC235.png" manifest:media-type="image/png"/>
  <manifest:file-entry manifest:full-path="Pictures/10000201000002AA000000B54F5191FD297C7FB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4389in" style:rel-column-width="14088*"/>
    </style:style>
    <style:style style:name="Table1.B" style:family="table-column">
      <style:table-column-properties style:column-width="5.2542in" style:rel-column-width="5144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5.1785in" table:align="margins"/>
    </style:style>
    <style:style style:name="Table2.A" style:family="table-column">
      <style:table-column-properties style:column-width="2.5889in" style:rel-column-width="32767*"/>
    </style:style>
    <style:style style:name="Table2.B" style:family="table-column">
      <style:table-column-properties style:column-width="2.5896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itle">
      <style:text-properties officeooo:rsid="000e2de5" officeooo:paragraph-rsid="000e2de5"/>
    </style:style>
    <style:style style:name="P2" style:family="paragraph" style:parent-style-name="Subtitle">
      <style:text-properties officeooo:rsid="000e2de5" officeooo:paragraph-rsid="000e2de5"/>
    </style:style>
    <style:style style:name="P3" style:family="paragraph" style:parent-style-name="Subtitle">
      <style:text-properties fo:font-size="14pt" officeooo:rsid="000e2de5" officeooo:paragraph-rsid="000ffea1" style:font-size-asian="14pt" style:font-size-complex="14pt"/>
    </style:style>
    <style:style style:name="P4" style:family="paragraph" style:parent-style-name="Subtitle">
      <style:text-properties fo:font-size="14pt" officeooo:paragraph-rsid="000f6cc5" style:font-size-asian="14pt" style:font-size-complex="14pt"/>
    </style:style>
    <style:style style:name="P5" style:family="paragraph" style:parent-style-name="Subtitle">
      <style:text-properties style:font-name="DejaVu Sans" officeooo:rsid="001fbba7" officeooo:paragraph-rsid="001fbba7"/>
    </style:style>
    <style:style style:name="P6" style:family="paragraph" style:parent-style-name="Text_20_body">
      <style:paragraph-properties fo:text-align="center" style:justify-single-word="false"/>
      <style:text-properties officeooo:paragraph-rsid="000ffea1"/>
    </style:style>
    <style:style style:name="P7" style:family="paragraph" style:parent-style-name="Text_20_body">
      <style:text-properties officeooo:rsid="000e2de5" officeooo:paragraph-rsid="000e2de5"/>
    </style:style>
    <style:style style:name="P8" style:family="paragraph" style:parent-style-name="Text_20_body">
      <style:paragraph-properties fo:text-align="center" style:justify-single-word="false"/>
      <style:text-properties officeooo:rsid="000e2de5" officeooo:paragraph-rsid="000e2de5"/>
    </style:style>
    <style:style style:name="P9" style:family="paragraph" style:parent-style-name="Text_20_body">
      <style:paragraph-properties fo:text-align="center" style:justify-single-word="false"/>
      <style:text-properties fo:font-size="14pt" officeooo:rsid="000ffea1" officeooo:paragraph-rsid="000ffea1" style:font-size-asian="14pt" style:font-size-complex="14pt"/>
    </style:style>
    <style:style style:name="P10" style:family="paragraph" style:parent-style-name="Text_20_body">
      <style:text-properties officeooo:paragraph-rsid="002308fb"/>
    </style:style>
    <style:style style:name="P11" style:family="paragraph" style:parent-style-name="Text_20_body">
      <style:text-properties officeooo:rsid="0028c142" officeooo:paragraph-rsid="0028c142"/>
    </style:style>
    <style:style style:name="P12" style:family="paragraph" style:parent-style-name="Table_20_Contents">
      <style:text-properties officeooo:rsid="00253b7a" officeooo:paragraph-rsid="00253b7a"/>
    </style:style>
    <style:style style:name="P13" style:family="paragraph" style:parent-style-name="Table_20_Contents">
      <style:text-properties officeooo:paragraph-rsid="00253b7a"/>
    </style:style>
    <style:style style:name="P14" style:family="paragraph" style:parent-style-name="Table_20_Contents">
      <style:text-properties officeooo:rsid="0024c9b9" officeooo:paragraph-rsid="0024c9b9"/>
    </style:style>
    <style:style style:name="P15" style:family="paragraph" style:parent-style-name="Table_20_Contents">
      <style:text-properties officeooo:rsid="002695d7" officeooo:paragraph-rsid="002695d7"/>
    </style:style>
    <style:style style:name="P16" style:family="paragraph" style:parent-style-name="Table_20_Contents">
      <style:text-properties officeooo:rsid="0023f28e" officeooo:paragraph-rsid="0023f28e"/>
    </style:style>
    <style:style style:name="P17" style:family="paragraph" style:parent-style-name="Text_20_body">
      <style:text-properties officeooo:rsid="002a69e6" officeooo:paragraph-rsid="002a69e6"/>
    </style:style>
    <style:style style:name="P18" style:family="paragraph" style:parent-style-name="Text_20_body">
      <style:text-properties officeooo:rsid="002ad4c2" officeooo:paragraph-rsid="002ad4c2"/>
    </style:style>
    <style:style style:name="P19" style:family="paragraph" style:parent-style-name="Text_20_body">
      <style:text-properties officeooo:rsid="002c6a05" officeooo:paragraph-rsid="002c6a05"/>
    </style:style>
    <style:style style:name="P20" style:family="paragraph" style:parent-style-name="Text_20_body">
      <style:text-properties officeooo:rsid="002ec274" officeooo:paragraph-rsid="002ec274"/>
    </style:style>
    <style:style style:name="P21" style:family="paragraph" style:parent-style-name="Text_20_body">
      <style:text-properties officeooo:rsid="00306e78" officeooo:paragraph-rsid="00306e78"/>
    </style:style>
    <style:style style:name="P22" style:family="paragraph" style:parent-style-name="Text_20_body">
      <style:text-properties officeooo:rsid="0032b108" officeooo:paragraph-rsid="0032b108"/>
    </style:style>
    <style:style style:name="P23" style:family="paragraph" style:parent-style-name="Text_20_body">
      <style:text-properties officeooo:rsid="0033ef5a" officeooo:paragraph-rsid="0033ef5a"/>
    </style:style>
    <style:style style:name="P24" style:family="paragraph" style:parent-style-name="Contents_20_3">
      <style:paragraph-properties>
        <style:tab-stops>
          <style:tab-stop style:position="6.3in" style:type="right" style:leader-style="dotted" style:leader-text="."/>
        </style:tab-stops>
      </style:paragraph-properties>
    </style:style>
    <style:style style:name="P25" style:family="paragraph" style:parent-style-name="Contents_20_1">
      <style:paragraph-properties>
        <style:tab-stops>
          <style:tab-stop style:position="6.6929in" style:type="right" style:leader-style="dotted" style:leader-text="."/>
        </style:tab-stops>
      </style:paragraph-properties>
    </style:style>
    <style:style style:name="P26" style:family="paragraph" style:parent-style-name="Heading_20_3" style:list-style-name="L1">
      <style:text-properties officeooo:rsid="002ad4c2" officeooo:paragraph-rsid="002ad4c2"/>
    </style:style>
    <style:style style:name="P27" style:family="paragraph" style:parent-style-name="Heading_20_3" style:list-style-name="L1">
      <style:text-properties officeooo:paragraph-rsid="0033ef5a"/>
    </style:style>
    <style:style style:name="P28" style:family="paragraph" style:parent-style-name="Heading_20_3" style:list-style-name="L1">
      <style:text-properties officeooo:rsid="002ec274" officeooo:paragraph-rsid="002ec274"/>
    </style:style>
    <style:style style:name="P29" style:family="paragraph" style:parent-style-name="Heading_20_1">
      <style:text-properties officeooo:rsid="0028c142" officeooo:paragraph-rsid="0028c142"/>
    </style:style>
    <style:style style:name="P30" style:family="paragraph">
      <loext:graphic-properties draw:fill-color="#000000"/>
      <style:paragraph-properties fo:text-align="center"/>
    </style:style>
    <style:style style:name="T1" style:family="text">
      <style:text-properties fo:font-size="12pt" officeooo:rsid="000ffea1" style:font-size-asian="12pt" style:font-size-complex="12pt"/>
    </style:style>
    <style:style style:name="T2" style:family="text">
      <style:text-properties fo:font-size="14pt" officeooo:rsid="000ffea1" style:font-size-asian="14pt" style:font-size-complex="14pt"/>
    </style:style>
    <style:style style:name="T3" style:family="text">
      <style:text-properties officeooo:rsid="000ffea1"/>
    </style:style>
    <style:style style:name="T4" style:family="text">
      <style:text-properties text:display="none"/>
    </style:style>
    <style:style style:name="T5" style:family="text">
      <style:text-properties officeooo:rsid="002e1959"/>
    </style:style>
    <style:style style:name="T6" style:family="text">
      <style:text-properties officeooo:rsid="002fb014"/>
    </style:style>
    <style:style style:name="T7" style:family="text">
      <style:text-properties officeooo:rsid="00306e78"/>
    </style:style>
    <style:style style:name="T8" style:family="text">
      <style:text-properties officeooo:rsid="00317d76"/>
    </style:style>
    <style:style style:name="T9" style:family="text">
      <style:text-properties officeooo:rsid="0033ef5a"/>
    </style:style>
    <style:style style:name="T10" style:family="text">
      <style:text-properties officeooo:rsid="0033ffc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squema"/>
      </text:sequence-decls>
      <text:p text:style-name="Title"/>
      <text:p text:style-name="P1">Trabajo Práctico Final</text:p>
      <text:p text:style-name="P2">Remake de juego Worms en C++</text:p>
      <text:p text:style-name="P3">75.42 - Taller de Programación</text:p>
      <text:p text:style-name="P7"/>
      <text:p text:style-name="P5"><draw:line text:anchor-type="paragraph" draw:z-index="0" draw:name="Shape1" draw:style-name="gr1" draw:text-style-name="P30" svg:x1="0.9673in" svg:y1="-0.0465in" svg:x2="5.6681in" svg:y2="-0.0465in"><text:p/></draw:line><draw:line text:anchor-type="paragraph" draw:z-index="1" draw:name="Shape1" draw:style-name="gr1" draw:text-style-name="P30" svg:x1="0.9673in" svg:y1="-0.0465in" svg:x2="5.6681in" svg:y2="-0.0465in"><text:p/></draw:line>Documentación Técnica</text:p>
      <text:p text:style-name="P7"><draw:line text:anchor-type="paragraph" draw:z-index="2" draw:name="Shape1" draw:style-name="gr1" draw:text-style-name="P30" svg:x1="0.9673in" svg:y1="-0.0465in" svg:x2="5.6681in" svg:y2="-0.0465in"><text:p/></draw:line></text:p>
      <text:p text:style-name="P8"><draw:frame draw:style-name="fr3" draw:name="Image1" text:anchor-type="as-char" svg:width="3.3819in" svg:height="3.3819in" draw:z-index="3"><draw:image xlink:href="Pictures/100002010000030500000305EF73DF091DEDC235.png" xlink:type="simple" xlink:show="embed" xlink:actuate="onLoad" loext:mime-type="image/png"/><svg:title>Resultado de imagen para FIUBA LOGO</svg:title></draw:frame></text:p>
      <text:p text:style-name="P4"/>
      <text:p text:style-name="P9">Integrantes:</text:p>
      <text:p text:style-name="P6"><text:span text:style-name="T1">ALVAREZ WINDEY ARIEL JUSTO</text:span><text:span text:style-name="T2"> – </text:span>97893</text:p>
      <text:p text:style-name="P6">DIZ GONZALO – 98546</text:p>
      <text:p text:style-name="P6"><text:span text:style-name="T3">ROBLES GABRIEL – </text:span>95897</text:p>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Índice</text:p>
          </text:index-title>
          <text:p text:style-name="P25"><text:a xlink:type="simple" xlink:href="#__RefHeading___Toc219_818214592" text:style-name="Index_20_Link" text:visited-style-name="Index_20_Link">1. Requerimientos de Software<text:tab/>3</text:a></text:p>
          <text:p text:style-name="P25"><text:a xlink:type="simple" xlink:href="#__RefHeading___Toc279_762914699" text:style-name="Index_20_Link" text:visited-style-name="Index_20_Link">2. Descripción General<text:tab/>3</text:a></text:p>
          <text:p text:style-name="P24"><text:a xlink:type="simple" xlink:href="#__RefHeading___Toc221_818214592" text:style-name="Index_20_Link" text:visited-style-name="Index_20_Link">1. Cliente<text:tab/>3</text:a></text:p>
          <text:p text:style-name="P24"><text:a xlink:type="simple" xlink:href="#__RefHeading___Toc321_818214592" text:style-name="Index_20_Link" text:visited-style-name="Index_20_Link">2. Servidor<text:tab/>4</text:a></text:p>
          <text:p text:style-name="P24"><text:a xlink:type="simple" xlink:href="#__RefHeading___Toc323_818214592" text:style-name="Index_20_Link" text:visited-style-name="Index_20_Link">3. Editor<text:tab/>6</text:a></text:p>
        </text:index-body>
      </text:table-of-content>
      <text:p text:style-name="Standard"/>
      <text:p text:style-name="Standard"/>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1"/>
      <text:list xml:id="list560290043" text:style-name="Numbering_20_123">
        <text:list-item>
          <text:h text:style-name="P29" text:outline-level="1"><text:bookmark-start text:name="__RefHeading___Toc219_818214592"/>Requerimientos de Software<text:bookmark-end text:name="__RefHeading___Toc219_818214592"/></text:h>
        </text:list-item>
      </text:list>
      <table:table table:name="Table1" table:style-name="Table1">
        <table:table-column table:style-name="Table1.A"/>
        <table:table-column table:style-name="Table1.B"/>
        <table:table-row>
          <table:table-cell table:style-name="Table1.A1" office:value-type="string">
            <text:p text:style-name="P16">Sistema Operativo</text:p>
          </table:table-cell>
          <table:table-cell table:style-name="Table1.B1" office:value-type="string">
            <text:p text:style-name="P16">Linux </text:p>
          </table:table-cell>
        </table:table-row>
        <table:table-row>
          <table:table-cell table:style-name="Table1.A2" office:value-type="string">
            <text:p text:style-name="P14">Bibliotecas</text:p>
            <text:p text:style-name="P15">(Necesarias para compilar, desarrollar, probar y depurar el programa)</text:p>
          </table:table-cell>
          <table:table-cell table:style-name="Table1.B2" office:value-type="string">
            <table:table table:name="Table2" table:style-name="Table2">
              <table:table-column table:style-name="Table2.A"/>
              <table:table-column table:style-name="Table2.B"/>
              <table:table-row>
                <table:table-cell table:style-name="Table2.A1" office:value-type="string">
                  <text:p text:style-name="P12">Nombre</text:p>
                </table:table-cell>
                <table:table-cell table:style-name="Table2.B1" office:value-type="string">
                  <text:p text:style-name="P12">Versión mínima</text:p>
                </table:table-cell>
              </table:table-row>
              <table:table-row>
                <table:table-cell table:style-name="Table2.A2" office:value-type="string">
                  <text:p text:style-name="P12">libsdl2-dev</text:p>
                </table:table-cell>
                <table:table-cell table:style-name="Table2.B2" office:value-type="string">
                  <text:p text:style-name="P12">2.0.8</text:p>
                </table:table-cell>
              </table:table-row>
              <table:table-row>
                <table:table-cell table:style-name="Table2.A2" office:value-type="string">
                  <text:p text:style-name="Table_20_Contents">libsdl2-image-dev</text:p>
                </table:table-cell>
                <table:table-cell table:style-name="Table2.B2" office:value-type="string">
                  <text:p text:style-name="P12">2.0.3</text:p>
                </table:table-cell>
              </table:table-row>
              <table:table-row>
                <table:table-cell table:style-name="Table2.A2" office:value-type="string">
                  <text:p text:style-name="Table_20_Contents">libsdl2-ttf-dev</text:p>
                </table:table-cell>
                <table:table-cell table:style-name="Table2.B2" office:value-type="string">
                  <text:p text:style-name="P12">2.0.14</text:p>
                </table:table-cell>
              </table:table-row>
              <table:table-row>
                <table:table-cell table:style-name="Table2.A2" office:value-type="string">
                  <text:p text:style-name="P13">libsdl2-mixer-dev</text:p>
                </table:table-cell>
                <table:table-cell table:style-name="Table2.B2" office:value-type="string">
                  <text:p text:style-name="P12">2.0.2</text:p>
                </table:table-cell>
              </table:table-row>
              <table:table-row>
                <table:table-cell table:style-name="Table2.A2" office:value-type="string">
                  <text:p text:style-name="Table_20_Contents">qt5-default</text:p>
                </table:table-cell>
                <table:table-cell table:style-name="Table2.B2" office:value-type="string">
                  <text:p text:style-name="P12">5.9.5</text:p>
                </table:table-cell>
              </table:table-row>
              <table:table-row>
                <table:table-cell table:style-name="Table2.A2" office:value-type="string">
                  <text:p text:style-name="Table_20_Contents">cmake</text:p>
                </table:table-cell>
                <table:table-cell table:style-name="Table2.B2" office:value-type="string">
                  <text:p text:style-name="P12">3.10.2</text:p>
                </table:table-cell>
              </table:table-row>
              <table:table-row>
                <table:table-cell table:style-name="Table2.A2" office:value-type="string">
                  <text:p text:style-name="P15">box2d</text:p>
                </table:table-cell>
                <table:table-cell table:style-name="Table2.B2" office:value-type="string">
                  <text:p text:style-name="P15">2.3.1</text:p>
                </table:table-cell>
              </table:table-row>
              <table:table-row>
                <table:table-cell table:style-name="Table2.A2" office:value-type="string">
                  <text:p text:style-name="P15">yaml-cpp (https://github.com/jbeder/yaml-cpp)</text:p>
                </table:table-cell>
                <table:table-cell table:style-name="Table2.B2" office:value-type="string">
                  <text:p text:style-name="P15">0.6.2</text:p>
                </table:table-cell>
              </table:table-row>
              <table:table-row>
                <table:table-cell table:style-name="Table2.A2" office:value-type="string">
                  <text:p text:style-name="P15">gcc</text:p>
                </table:table-cell>
                <table:table-cell table:style-name="Table2.B2" office:value-type="string">
                  <text:p text:style-name="P15">7.3.0</text:p>
                </table:table-cell>
              </table:table-row>
            </table:table>
            <text:p text:style-name="P12"/>
          </table:table-cell>
        </table:table-row>
      </table:table>
      <text:list xml:id="list221511974065202" text:continue-numbering="true" text:style-name="Numbering_20_123">
        <text:list-item>
          <text:h text:style-name="P29" text:outline-level="1"><text:bookmark-start text:name="__RefHeading___Toc279_762914699"/>Descripción General<text:bookmark-end text:name="__RefHeading___Toc279_762914699"/></text:h>
        </text:list-item>
      </text:list>
      <text:p text:style-name="P17">El proyecto se divide en tres aplicaciones independientes: Cliente (1), Servidor (2) y Editor (3).</text:p>
      <text:list xml:id="list3767877968" text:style-name="L1">
        <text:list-item>
          <text:h text:style-name="P26" text:outline-level="3"><text:bookmark-start text:name="__RefHeading___Toc221_818214592"/>Cliente<text:bookmark-end text:name="__RefHeading___Toc221_818214592"/></text:h>
        </text:list-item>
      </text:list>
      <text:p text:style-name="P18">El cliente puede entenderse en dos partes independientes que conforman una única aplicación: el Lobby y el Juego.</text:p>
      <text:p text:style-name="P18"><draw:frame draw:style-name="fr1" draw:name="Frame1" text:anchor-type="paragraph" svg:x="0.1909in" svg:y="0.9291in" svg:width="6.6929in" draw:z-index="4"><draw:text-box fo:min-height="1.7756in"><text:p text:style-name="Esquema"><draw:frame draw:style-name="fr4" draw:name="Image2" text:anchor-type="as-char" svg:width="6.6929in" style:rel-width="100%" svg:height="1.7756in" style:rel-height="scale" draw:z-index="5"><draw:image xlink:href="Pictures/10000201000002AA000000B54F5191FD297C7FB0.png" xlink:type="simple" xlink:show="embed" xlink:actuate="onLoad" loext:mime-type="image/png"/></draw:frame><text:span text:style-name="T4"><text:line-break/></text:span>Esquema <text:sequence text:ref-name="refEsquema0" text:name="Esquema" text:formula="ooow:Esquema+1" style:num-format="1">1</text:sequence>: Flujos posibles para casos exitosos en lanzar un juego desde el Lobby.</text:p></draw:text-box></draw:frame><text:s/>El Lobby, mediante una interfáz gráfica desarrollada en QT5, permite conectarse a un servidor y crear o unirse a partidas que éste administre.</text:p>
      <text:p text:style-name="P18"/>
      <text:p text:style-name="P18"/>
      <text:p text:style-name="P18"><text:soft-page-break/></text:p>
      <text:p text:style-name="P19"><draw:frame draw:style-name="fr1" draw:name="Frame2" text:anchor-type="paragraph" svg:x="0.2165in" svg:y="0.7201in" svg:width="6.0425in" draw:z-index="6"><draw:text-box fo:min-height="4.1008in"><text:p text:style-name="Esquema"><draw:frame draw:style-name="fr4" draw:name="Image3" text:anchor-type="as-char" svg:width="5.6126in" style:rel-width="93%" svg:height="3.8091in" style:rel-height="scale" draw:z-index="7"><draw:image xlink:href="Pictures/10000201000002DC00000209C35A8D249ADE8747.png" xlink:type="simple" xlink:show="embed" xlink:actuate="onLoad" loext:mime-type="image/png"/></draw:frame><text:span text:style-name="T4"><text:line-break/></text:span>Esquema <text:sequence text:ref-name="refEsquema1" text:name="Esquema" text:formula="ooow:Esquema+1" style:num-format="1">2</text:sequence>: Módulos <text:span text:style-name="T7">(e hilos)</text:span> básicos del juego para un Cliente.</text:p></draw:text-box></draw:frame>El Juego, lanzado desde el Lobby de cada cliente, <text:span text:style-name="T5">puede representarse mediante 3 módulos que a su vez significan 3 hilos (threads) de ejecución diferentes: Game Loop, Event Sender y Model Receiver. Estos tres hilos trabajan en conjunto para hacer funcionar el juego.</text:span></text:p>
      <text:p text:style-name="P19"/>
      <text:list xml:id="list221513423346947" text:continue-numbering="true" text:style-name="L1">
        <text:list-item>
          <text:h text:style-name="P28" text:outline-level="3"><text:bookmark-start text:name="__RefHeading___Toc321_818214592"/>Servidor<text:bookmark-end text:name="__RefHeading___Toc321_818214592"/></text:h>
        </text:list-item>
      </text:list>
      <text:p text:style-name="P20">El servidor, al igual que el cliente, puede inicialmente entenderse en dos partes independientes: el <text:span text:style-name="T6">Server </text:span>Lobby y el Juego.</text:p>
      <text:p text:style-name="P20"><draw:frame draw:style-name="fr2" draw:name="Frame3" text:anchor-type="paragraph" svg:width="6.6929in" draw:z-index="8"><draw:text-box fo:min-height="2.8772in"><text:p text:style-name="Esquema"><draw:frame draw:style-name="fr4" draw:name="Image4" text:anchor-type="as-char" svg:width="6.6929in" style:rel-width="100%" svg:height="2.8772in" style:rel-height="scale" draw:z-index="9"><draw:image xlink:href="Pictures/100002010000034A0000016A1EC4EFE934CC35FF.png" xlink:type="simple" xlink:show="embed" xlink:actuate="onLoad" loext:mime-type="image/png"/></draw:frame><text:span text:style-name="T4"><text:line-break/></text:span>Esquema <text:sequence text:ref-name="refEsquema2" text:name="Esquema" text:formula="ooow:Esquema+1" style:num-format="1">3</text:sequence>: Modulos (e hilos) en el servidor para administrar el Lobby.</text:p></draw:text-box></draw:frame><text:soft-page-break/></text:p>
      <text:p text:style-name="P21"><draw:frame draw:style-name="fr1" draw:name="Frame4" text:anchor-type="paragraph" svg:x="-0.0437in" svg:y="1.6929in" svg:width="6.6929in" draw:z-index="10"><draw:text-box fo:min-height="4.8362in"><text:p text:style-name="Esquema"><draw:frame draw:style-name="fr4" draw:name="Image5" text:anchor-type="as-char" svg:width="6.6929in" style:rel-width="100%" svg:height="4.8362in" style:rel-height="scale" draw:z-index="11"><draw:image xlink:href="Pictures/10000201000002D100000209BA1107C6C5D17F49.png" xlink:type="simple" xlink:show="embed" xlink:actuate="onLoad" loext:mime-type="image/png"/></draw:frame><text:span text:style-name="T4"><text:line-break/></text:span>Esquema <text:sequence text:ref-name="refEsquema3" text:name="Esquema" text:formula="ooow:Esquema+1" style:num-format="1">4</text:sequence>: Módulos (e hilos) del server para administrar un Juego.</text:p></draw:text-box></draw:frame>Como puede observarse en el Esquema 3, el servidor en su bloque de Lobby tendrá como mínimo 2 hilos, uno para esperar una ‘q’ por entrada estándar, para finalizarse, dado que no tiene interfáz gráfica y su control es por terminal. El otro hilo es el Servidor propiamente dicho, que acepta y administra conexiones de clientes. Luego, por cada cliente que se conecte se lanzará un hilo adicional, los llamados “Lobby Attendant’s”, <text:span text:style-name="T8">que esperan eventos del tipo Lobby (como por ejemplo, que un cliente se va del Lobby, que crea una partida, que se une a una partida, etc.).</text:span></text:p>
      <text:p text:style-name="P21"/>
      <text:p text:style-name="P21"><text:soft-page-break/></text:p>
      <text:p text:style-name="P22">En el Esquema 4 se pueden observar los hilos que trabajan en conjunto para crear un servicio de Juego. Habrá un mínimo de 4 hilos. Habrá tantos hilos de Event Receiver como clientes participen en la partida, pues se necesita escuchar eventos de ellos en hilos por separado ya que el receive() de socket es una función bloqueante.</text:p>
      <text:p text:style-name="P22"/>
      <text:p text:style-name="P22"/>
      <text:p text:style-name="P22"/>
      <text:list xml:id="list221511560491765" text:continue-numbering="true" text:style-name="L1">
        <text:list-item>
          <text:h text:style-name="P27" text:outline-level="3"><text:bookmark-start text:name="__RefHeading___Toc323_818214592"/><text:span text:style-name="T9">Editor</text:span><text:bookmark-end text:name="__RefHeading___Toc323_818214592"/></text:h>
        </text:list-item>
      </text:list>
      <text:p text:style-name="P23">A diferencia del cliente y <text:span text:style-name="T10">el</text:span> servidor, el editor no tiene conectividad por socket con otra aplicación. Funciona en forma independiente. Sin embargo, comparte similitudes con el Cliente: Una parte funciona con QT (módulo llamado editor-launcher) y otra parte con SDL (módulo llamado editor). <text:span text:style-name="T10">Corre</text:span> en un único hilo de ejecución. En el módulo editor-launcher se configuran aspectos como el background del mapa, el nivel del agua, la cantidad de equipos y gusanos, la vida de los mismos y las municiones de las armas. Cuando todo lo anterior fué configurado, se procede al editor, que permite colocar vigas y gusanos en un mapa.</text:p>
      <text:p text:style-name="P23"/>
      <text:p text:style-name="P23"><draw:frame draw:style-name="fr2" draw:name="Frame5" text:anchor-type="paragraph" svg:width="5.5311in" draw:z-index="12"><draw:text-box fo:min-height="2.8335in"><text:p text:style-name="Esquema"><draw:frame draw:style-name="fr4" draw:name="Image6" text:anchor-type="as-char" svg:width="5.5311in" style:rel-width="100%" svg:height="2.8335in" style:rel-height="scale" draw:z-index="13"><draw:image xlink:href="Pictures/100002010000021300000110B3687626C92C9343.png" xlink:type="simple" xlink:show="embed" xlink:actuate="onLoad" loext:mime-type="image/png"/></draw:frame><text:span text:style-name="T4"><text:line-break/></text:span>Esquema <text:sequence text:ref-name="refEsquema4" text:name="Esquema" text:formula="ooow:Esquema+1" style:num-format="1">5</text:sequence>: Modulos del aplicativo del Editor.</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list-style-name="Numbering_20_123" style:class="text">
      <loext:graphic-properties draw:fill="none" draw:fill-color="#729fcf"/>
      <style:paragraph-properties fo:margin-top="0.1665in" fo:margin-bottom="0.0835in" loext:contextual-spacing="false" fo:background-color="transparent" style:shadow="none">
        <style:tab-stops/>
      </style:paragraph-properties>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squema" style:family="paragraph" style:parent-style-name="Caption"/>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Header"/>
      </style:header>
      <style:header-first>
        <text:p text:style-name="Header"/>
      </style:header-first>
      <style:footer>
        <text:p text:style-name="Footer"><text:page-number text:select-page="current">6</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0T17:21:51.784136207</meta:creation-date>
    <dc:date>2018-06-21T22:15:11.309203929</dc:date>
    <meta:editing-duration>PT1H25M24S</meta:editing-duration>
    <meta:editing-cycles>13</meta:editing-cycles>
    <meta:generator>LibreOffice/6.0.3.2$Linux_X86_64 LibreOffice_project/00m0$Build-2</meta:generator>
    <meta:document-statistic meta:table-count="2" meta:image-count="6" meta:object-count="0" meta:page-count="6" meta:paragraph-count="58" meta:word-count="530" meta:character-count="3255" meta:non-whitespace-character-count="2782"/>
  </office:meta>
</office:document-meta>
</file>